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19" style:family="table-column">
      <style:table-column-properties fo:break-before="auto" style:column-width="119.7mm"/>
    </style:style>
    <style:style style:name="co3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96.75mm"/>
    </style:style>
    <style:style style:name="co21" style:family="table-column">
      <style:table-column-properties fo:break-before="auto" style:column-width="86.25mm"/>
    </style:style>
    <style:style style:name="co2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100.07mm"/>
    </style:style>
    <style:style style:name="co14" style:family="table-column">
      <style:table-column-properties fo:break-before="auto" style:column-width="28.75mm"/>
    </style:style>
    <style:style style:name="co15" style:family="table-column">
      <style:table-column-properties fo:break-before="auto" style:column-width="144.3mm"/>
    </style:style>
    <style:style style:name="co10" style:family="table-column">
      <style:table-column-properties fo:break-before="auto" style:column-width="116.93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27.08mm"/>
    </style:style>
    <style:style style:name="co16" style:family="table-column">
      <style:table-column-properties fo:break-before="auto" style:column-width="115.01mm"/>
    </style:style>
    <style:style style:name="co17" style:family="table-column">
      <style:table-column-properties fo:break-before="auto" style:column-width="32.61mm"/>
    </style:style>
    <style:style style:name="co18" style:family="table-column">
      <style:table-column-properties fo:break-before="auto" style:column-width="64.68mm"/>
    </style:style>
    <style:style style:name="co23" style:family="table-column">
      <style:table-column-properties fo:break-before="auto" style:column-width="115.34mm"/>
    </style:style>
    <style:style style:name="co24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An1I" table:style-name="ta1">
        <table:table-column table:style-name="co1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" table:number-columns-repeated="1019" table:default-cell-style-name="Default"/>
        <table:table-row table:style-name="ro1">
          <table:table-cell table:style-name="ce6"/>
          <table:table-cell table:style-name="ce6" office:value-type="string" calcext:value-type="string">
            <text:p>Thema</text:p>
          </table:table-cell>
          <table:table-cell table:style-name="ce6" office:value-type="string" calcext:value-type="string">
            <text:p>Vorbereitung</text:p>
          </table:table-cell>
          <table:table-cell table:style-name="ce6" office:value-type="string" calcext:value-type="string">
            <text:p>Refresh</text:p>
          </table:table-cell>
          <table:table-cell table:style-name="ce6" office:value-type="string" calcext:value-type="string">
            <text:p>Fragen</text:p>
          </table:table-cell>
          <table:table-cell table:style-name="ce6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Formelsammlung 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. Grössen e, pi, sqrt(2), sqrt(3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mentare Funktionen: Potenzen, Exponentialfunktionen, Logaryth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: Elementare Funktionen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go-Funktionen: Spezialfä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h: 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kehr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leichungen: Sonderfälle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gleichungen: Monoton-steigend/-fallen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leitung: Linear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leitung: Kubisch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leitung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leitung: Extremalstellen, Wendestell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Linearisierung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</table:table>
      <table:table table:name="DMI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1021" table:default-cell-style-name="Default"/>
        <table:table-row table:style-name="ro1">
          <table:table-cell table:style-name="ce6"/>
          <table:table-cell table:style-name="ce6" office:value-type="string" calcext:value-type="string">
            <text:p>Thema</text:p>
          </table:table-cell>
          <table:table-cell table:style-name="ce6" office:value-type="string" calcext:value-type="string">
            <text:p>Vorbereitung</text:p>
          </table:table-cell>
          <table:table-cell table:style-name="ce6" office:value-type="string" calcext:value-type="string">
            <text:p>Refresh</text:p>
          </table:table-cell>
          <table:table-cell table:style-name="ce6" office:value-type="string" calcext:value-type="string">
            <text:p>Fragen</text:p>
          </table:table-cell>
          <table:table-cell table:style-name="ce6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Skript drucken und Annotier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sagenlogik: Normalformen, Junktoren, Quantoren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TODO: Umwandlung von Normalformen ineinander?; PRF 2014Sept. Aufg 5a) bindungsstärke =&gt; LNR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weise: Vollständige Induktion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Wie wird das Summenzeichen auf Seite 32 „T1: Direkter Beweis“ weggelassen?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eweis: Rekursionen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bildung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ge: 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gen: Rela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ulo: Teiler, Restklass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ulo: Multipl. Inverses, Satz von Euler, Ferma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klidischer Algorithmu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Muss die ganze Rechnung aufgeschrieben werden, wenn die Lösung offensichtlich ist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iplikationstafe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llteile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Chinesischer Restsatz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ktor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ktoren: Gauss-Algo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ktoren: Skalarprodukt, Vektorproduk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Vektoren: Normalenformen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triz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trizen: Inverse, Einheitsmatrix, Abbildungsmatrix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Matrizen: Hessische Normalform</text:p>
          </table:table-cell>
          <table:table-cell office:value-type="string" calcext:value-type="string">
            <text:p>✓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trizen: Determinant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Lineare Abbildung, Linearkombination</text:p>
          </table:table-cell>
          <table:table-cell office:value-type="string" calcext:value-type="string">
            <text:p>✓</text:p>
          </table:table-cell>
          <table:table-cell/>
          <table:table-cell table:style-name="ce8" office:value-type="string" calcext:value-type="string">
            <text:p>S. 53: wie kommt man auf den Faktor 1/7?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rix mal Vekto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9"/>
          <table:table-cell/>
          <table:table-cell table:style-name="ce8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</table:table>
      <table:table table:name="Dbs1" table:style-name="ta1">
        <table:table-column table:style-name="co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number-columns-repeated="1018" table:default-cell-style-name="Default"/>
        <table:table-row table:style-name="ro1">
          <table:table-cell table:style-name="ce11"/>
          <table:table-cell table:style-name="ce11" office:value-type="string" calcext:value-type="string">
            <text:p>Thema</text:p>
          </table:table-cell>
          <table:table-cell table:style-name="ce11" office:value-type="string" calcext:value-type="string">
            <text:p>Zusamm.fass.</text:p>
          </table:table-cell>
          <table:table-cell table:style-name="ce11" office:value-type="string" calcext:value-type="string">
            <text:p>Vorbereitung</text:p>
          </table:table-cell>
          <table:table-cell table:style-name="ce11" office:value-type="string" calcext:value-type="string">
            <text:p>Refresh</text:p>
          </table:table-cell>
          <table:table-cell table:style-name="ce11" office:value-type="string" calcext:value-type="string">
            <text:p>Fragen</text:p>
          </table:table-cell>
          <table:table-cell table:style-name="ce1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Zusammenfassung 1xA4 Doppelseitig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BiblioDB-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actionC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i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stateme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on Table Expressions, Window Func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ws, Temp-T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ex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exe: B-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DBC: Prepared Statements, ResultSe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tionale Mathemati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king: sLock, xLock, Deadlock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olations Levels, Serialisierung, Transa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SI-3-Ebenen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malfor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tioner DB-Entwurf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rite-Ahead-Lo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CN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L, Multiplexing, Bandbreiten (Signal, Kanal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isted Pair, Glas, Coax, 100Base-T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-Adressen, AR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reshar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hernet, Spee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-Codings (MLT,4b/5b etc.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tches (+CN1Prak: Mac-Switching)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Path Costs / Different speed?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nning 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v4: Netmasks, Gateways, NAT, PAT, tracing, Fragmenting, Subnet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LAN (+CN1Prak): Channel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Pv6: Privacy Extension, Neighbour-Solicita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DP, ICM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P: connection, window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net, TP,TFTP, P2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S, nslookup, CD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 keepalives, op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I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MA/CD, Token R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gnaltheorie Basic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zilloskop Confi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zi: USB, RS232, RX,TX, CRC, Frame-Delimite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szi: Ethernet, MA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anning Tree, VLA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formance UDP/TC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OO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1019" table:default-cell-style-name="Default"/>
        <table:table-row table:style-name="ro1">
          <table:table-cell table:style-name="ce11"/>
          <table:table-cell table:style-name="ce11" office:value-type="string" calcext:value-type="string">
            <text:p>Thema</text:p>
          </table:table-cell>
          <table:table-cell table:style-name="ce11" office:value-type="string" calcext:value-type="string">
            <text:p>Vorbereitung</text:p>
          </table:table-cell>
          <table:table-cell table:style-name="ce11" office:value-type="string" calcext:value-type="string">
            <text:p>Refresh</text:p>
          </table:table-cell>
          <table:table-cell table:style-name="ce11" office:value-type="string" calcext:value-type="string">
            <text:p>Fragen</text:p>
          </table:table-cell>
          <table:table-cell table:style-name="ce1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1xA4 Doppelseitig Gedruckt für PRF</text:p>
          </table:table-cell>
          <table:table-cell office:value-type="string" calcext:value-type="string">
            <text:p>✓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w-Level Types &amp; Conversion, Casts (explizit, Implizit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erators, Enhanced for loo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y, Strings, overflow, Boxing, ENUM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 Tes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nota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s: Type Erasure, Generische Varianz, Covarianz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, Objects, Referenc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nittstellen / Interfac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ceptions (Checked, Unchecked), Packages</text:p>
          </table:table-cell>
          <table:table-cell office:value-type="string" calcext:value-type="string">
            <text:p>✓</text:p>
          </table:table-cell>
          <table:table-cell/>
          <table:table-cell table:style-name="ce13" office:value-type="string" calcext:value-type="string">
            <text:p>Wie weit kann von Korrekten Angaben (<text:span text:style-name="T1">ausgehen</text:span> magisches quadrat == immer quadratisches int[][]?) bzw. müssen diese gehandelt werden?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lections: Arraylists, Sets, Dequeu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mbdas: Closure, (Inner Classes, anonymous Classes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 I/O, Bytestream, Character-Stream, Serializa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hods: Overloading, Overriding, Call By Value/Reference</text:p>
          </table:table-cell>
          <table:table-cell office:value-type="string" calcext:value-type="string">
            <text:p>✓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yphormism, Dynamic Dispatch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vado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als &amp; Hashcode: Cloneable, Comparable, Comperator</text:p>
          </table:table-cell>
          <table:table-cell office:value-type="string" calcext:value-type="string">
            <text:p>✓</text:p>
          </table:table-cell>
          <table:table-cell/>
          <table:table-cell table:style-name="ce13" office:value-type="string" calcext:value-type="string">
            <text:p>Solle bei hashCodes mehrmals die 31 genommen werden oder besser andere primes?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lection, Intospec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Bsys1 (TODO)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20" table:default-cell-style-name="Default"/>
        <table:table-row table:style-name="ro1">
          <table:table-cell table:style-name="ce15"/>
          <table:table-cell table:style-name="ce15" office:value-type="string" calcext:value-type="string">
            <text:p>Thema</text:p>
          </table:table-cell>
          <table:table-cell table:style-name="ce15" office:value-type="string" calcext:value-type="string">
            <text:p>Vorbereitung</text:p>
          </table:table-cell>
          <table:table-cell table:style-name="ce15" office:value-type="string" calcext:value-type="string">
            <text:p>Refresh</text:p>
          </table:table-cell>
          <table:table-cell table:style-name="ce15" office:value-type="string" calcext:value-type="string">
            <text:p>Fragen</text:p>
          </table:table-cell>
          <table:table-cell table:style-name="ce1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Bücher „kommentieren“</text:p>
          </table:table-cell>
          <table:table-cell office:value-type="string" calcext:value-type="string">
            <text:p>✓</text:p>
          </table:table-cell>
          <table:table-cell/>
          <table:table-cell table:style-name="ce17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Taschenrechn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DO: Booklet Übersicht Systemaufrufe Drucken &amp; Annotieren (Files!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: Programm / .c, .h / gcc (gcc debugging flag), <text:span text:style-name="T2">argv[]</text:span>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: Strings, arrays, structs, Data-types, <text:span text:style-name="T2">sizes</text:span>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C: unix write, read, error handling, FDT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: ENV, time-func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: exec..., fork, wait, PID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: fork errorhandling, multithreading-safety, orphans, zombie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: Threads (Windows, Unix)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: Semaphores Unix, Process Syncing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: Signals, Named &amp; Unnamed Pipes, Monitor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C: Opake Datentypen, #define-Flag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: Berkeley Socket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: Shared Memory, global variable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C: Operationen, OP-Präferenzentabelle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C: printf / formating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C: includes stdio.h, stdlib.h etc.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C: Functions, Erlaubte Namensschemata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on Neumann, Harvard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cessor Levels: Privilege Level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Little Endian / Big Endian / Alignment (E04)</text:p>
          </table:table-cell>
          <table:table-cell office:value-type="string" calcext:value-type="string">
            <text:p>✓</text:p>
          </table:table-cell>
          <table:table-cell/>
          <table:table-cell table:style-name="ce17"/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DDD-Screen / DDD-Breakpoint analysis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Frame Pointer / Parameter-Stack, Stack-frame etc.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CPU-Scheduling (E10)</text:p>
          </table:table-cell>
          <table:table-cell office:value-type="string" calcext:value-type="string">
            <text:p>✓</text:p>
          </table:table-cell>
          <table:table-cell/>
          <table:table-cell table:style-name="ce17"/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Semaphore Theory / Process Syncing (+Graph)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9" office:value-type="string" calcext:value-type="string">
            <text:p>Deadlocks Theory / Betriebsmittelgraph, Betriebsmitelfahrplan</text:p>
          </table:table-cell>
          <table:table-cell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.00.0000</text:date>, <text:time style:data-style-name="N2" text:time-value="08:19:26.557776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Hauser</meta:initial-creator>
    <meta:creation-date>2015-12-21T21:56:19.267875748</meta:creation-date>
    <dc:date>2016-01-14T09:16:33.920362486</dc:date>
    <dc:creator>Fabian Hauser</dc:creator>
    <meta:editing-duration>P4DT16H51M50S</meta:editing-duration>
    <meta:editing-cycles>355</meta:editing-cycles>
    <meta:generator>LibreOffice/5.0.4.2$Linux_X86_64 LibreOffice_project/00$Build-2</meta:generator>
    <meta:document-statistic meta:table-count="6" meta:cell-count="529" meta:object-count="0"/>
  </office:meta>
</office:document-meta>
</file>